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6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ttps://pixabay.com/photos/flower-garland-flower-wreath-flower-260281/</text:p>
          </table:table-cell>
          <table:table-cell office:value-type="string" calcext:value-type="string">
            <text:p>coverFlower.jpg</text:p>
          </table:table-cell>
        </table:table-row>
        <table:table-row table:style-name="ro1">
          <table:table-cell office:value-type="string" calcext:value-type="string">
            <text:p>https://pixabay.com/photos/deco-decoration-decorative-676389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pixabay.com/photos/flower-artificial-flower-blossom-689334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pixabay.com/photos/easter-egg-porcelain-egg-decoration-1263114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pixabay.com/photos/christmas-lights-nature-theme-2547356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pixabay.com/photos/interior-living-room-furniture-2685521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pixabay.com/photos/gate-portal-door-entrance-old-door-3144351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pixabay.com/photos/kitchen-dining-room-dining-table-1336160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pixabay.com/photos/church-windows-stained-glass-windows-2217785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s://pixabay.com/photos/sculpture-lion-temple-art-6814561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s://pixabay.com/photos/elephant-watering-hole-baby-elephant-2380009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pixabay.com/photos/frog-butterfly-pond-mirroring-540812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s://pixabay.com/photos/flag-switzerland-switzerland-flag-2773332/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6:49:19.982636275</meta:creation-date>
    <dc:date>2022-05-24T17:02:32.996053727</dc:date>
    <meta:editing-duration>PT14S</meta:editing-duration>
    <meta:editing-cycles>1</meta:editing-cycles>
    <meta:document-statistic meta:table-count="1" meta:cell-count="26" meta:object-count="0"/>
    <meta:generator>LibreOffice/7.3.3.2$Linux_X86_64 LibreOffice_project/30$Build-2</meta:generator>
  </office:meta>
</office:document-meta>
</file>